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3.239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6.765cm"/>
    </style:style>
    <style:style style:name="co5" style:family="table-column">
      <style:table-column-properties fo:break-before="auto" style:column-width="11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1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1.302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2.1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" style:family="table-cell" style:parent-style-name="Default" style:data-style-name="N11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Criterios </text:p>
          </table:table-cell>
          <table:table-cell table:style-name="ce1" office:value-type="string" calcext:value-type="string">
            <text:p>Ponderación </text:p>
          </table:table-cell>
          <table:table-cell table:style-name="ce1" office:value-type="string" calcext:value-type="string">
            <text:p>[0 %,50%)</text:p>
          </table:table-cell>
          <table:table-cell table:style-name="ce1" office:value-type="string" calcext:value-type="string">
            <text:p>[50%,90%)</text:p>
          </table:table-cell>
          <table:table-cell table:style-name="ce1" office:value-type="string" calcext:value-type="string">
            <text:p>[90%,100%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oneidad</text:p>
          </table:table-cell>
          <table:table-cell table:style-name="ce6" office:value-type="percentage" office:value="0.55" calcext:value-type="percentage">
            <text:p>55,00 %</text:p>
          </table:table-cell>
          <table:table-cell table:style-name="ce2" office:value-type="string" calcext:value-type="string">
            <text:p>La descripcion del proceso no se justificay/o al menos el 50% de los argumentos son equivocados.</text:p>
          </table:table-cell>
          <table:table-cell table:style-name="ce2" office:value-type="string" calcext:value-type="string">
            <text:p>La descripción del proceso no se justifica de manera totalmente oportuna, dando al menos el 50% de argumentos adecuados.</text:p>
          </table:table-cell>
          <table:table-cell table:style-name="ce2" office:value-type="string" calcext:value-type="string">
            <text:p>La justificación del proceso se justifica de manera oportuna, dando al menos el 90% de argumentos adecuados.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Ortografía/gramatica</text:p>
          </table:table-cell>
          <table:table-cell table:style-name="ce6" office:value-type="percentage" office:value="0.05" calcext:value-type="percentage">
            <text:p>5,00 %</text:p>
          </table:table-cell>
          <table:table-cell table:style-name="ce2" office:value-type="string" calcext:value-type="string">
            <text:p>el informe tiene más de 5 faltas ortográficas o errores gramaticales</text:p>
          </table:table-cell>
          <table:table-cell table:style-name="ce2" office:value-type="string" calcext:value-type="string">
            <text:p>entre 5 y 1 una falta de ortografía y/o errores gramaticales</text:p>
          </table:table-cell>
          <table:table-cell table:style-name="ce2" office:value-type="string" calcext:value-type="string">
            <text:p>con máximo una falta de ortografía o error gramatical ‘leve'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laridad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2" office:value-type="string" calcext:value-type="string">
            <text:p>Mas del 50% del <text:s/>texto es muy difícil de seguir y comprender</text:p>
          </table:table-cell>
          <table:table-cell table:style-name="ce2" office:value-type="string" calcext:value-type="string">
            <text:p>Menos del 50% del <text:s/>texto es muy difícil de seguir y comprender pero hay al menos una frase dificil de entender.</text:p>
          </table:table-cell>
          <table:table-cell table:style-name="ce2" office:value-type="string" calcext:value-type="string">
            <text:p>Texto totalmente claro. Sigue una línea coherente y es fácil de entender.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Notebook</text:p>
          </table:table-cell>
          <table:table-cell table:style-name="ce7" office:value-type="percentage" office:value="0.3" calcext:value-type="percentage">
            <text:p>30,00 %</text:p>
          </table:table-cell>
          <table:table-cell table:style-name="ce3" office:value-type="string" calcext:value-type="string">
            <text:p>0,00% no se entrega el notebook, y/o es un archivo corrupto o vacio y/o reporta resultados para menos del 50% de los metodos </text:p>
          </table:table-cell>
          <table:table-cell table:style-name="ce3" office:value-type="string" calcext:value-type="string">
            <text:p>50,00% al menos la mitad de la metodologia esta en el notebook, los comentarios permiten su seguimiento y ayudan con la interpretacion de lso resultados</text:p>
          </table:table-cell>
          <table:table-cell table:style-name="ce3" office:value-type="string" calcext:value-type="string">
            <text:p>100,00% la metodologia usada ha sido descrita y es adecuada, los comentarios y descripcion de los resultados son adecuados</text:p>
          </table:table-cell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3"/>
        </table:table-row>
        <table:table-row table:style-name="ro5" table:number-rows-repeated="2">
          <table:table-cell table:style-name="ce4" table:number-columns-repeated="5"/>
          <table:table-cell table:number-columns-repeated="1019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5P0" style:volatile="true">
      <number:number number:decimal-places="0" number:min-decimal-places="0" number:min-integer-digits="1" number:grouping="true"/>
      <number:text>   </number:text>
    </number:number-style>
    <number:number-style style:name="N11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hours/>
      <number:text>:</number:text>
      <number:minutes number:style="long"/>
      <number:text>:</number:text>
      <number:seconds number:style="long"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berto J Martin</meta:initial-creator>
    <meta:creation-date>2024-08-20T10:01:54.534118354</meta:creation-date>
    <dc:date>2024-08-20T10:06:09.058882636</dc:date>
    <dc:creator>Alberto J Martin</dc:creator>
    <meta:editing-duration>PT4M15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